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Arial" svg:font-family="Arial" style:font-family-generic="swiss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table:align="left" style:writing-mode="lr-tb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71in" fo:margin-left="0in" table:align="left" style:writing-mode="lr-tb"/>
    </style:style>
    <style:style style:name="Table4.A" style:family="table-column">
      <style:table-column-properties style:column-width="3.1875in"/>
    </style:style>
    <style:style style:name="Table4.B" style:family="table-column">
      <style:table-column-properties style:column-width="3.7396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4pt" officeooo:rsid="0021780c" officeooo:paragraph-rsid="002e74c2" style:font-size-asian="14pt" style:font-size-complex="14pt"/>
    </style:style>
    <style:style style:name="P5" style:family="paragraph" style:parent-style-name="Standard">
      <style:text-properties style:font-name="Arial1" fo:font-size="14pt" officeooo:paragraph-rsid="002e74c2" style:font-size-asian="14pt" style:font-size-complex="14pt"/>
    </style:style>
    <style:style style:name="P6" style:family="paragraph" style:parent-style-name="Standard">
      <style:text-properties style:font-name="Arial1" fo:font-size="14pt" officeooo:rsid="0047ab6b" officeooo:paragraph-rsid="0047ab6b" style:font-size-asian="14pt" style:font-size-complex="14pt"/>
    </style:style>
    <style:style style:name="P7" style:family="paragraph" style:parent-style-name="Standard">
      <style:text-properties style:font-name="Arial1" fo:font-size="14pt" fo:font-weight="normal" officeooo:paragraph-rsid="00304bd9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1" fo:font-size="11pt" fo:font-weight="normal" officeooo:rsid="0043d42c" officeooo:paragraph-rsid="0043d42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Arial1" fo:font-size="9pt" fo:font-style="italic" officeooo:paragraph-rsid="002e74c2" style:font-size-asian="9pt" style:font-style-asian="italic" style:font-size-complex="9pt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Arial1" fo:font-size="9pt" fo:font-style="italic" officeooo:paragraph-rsid="00304bd9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end" style:justify-single-word="false"/>
      <style:text-properties style:font-name="Arial1" fo:font-size="9pt" fo:font-style="italic" officeooo:paragraph-rsid="0047ab6b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end" style:justify-single-word="false"/>
      <style:text-properties style:font-name="Arial1" fo:font-size="9pt" fo:font-style="italic" officeooo:rsid="003fb95c" officeooo:paragraph-rsid="003fb95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end" style:justify-single-word="false"/>
      <style:text-properties style:font-name="Arial1" fo:font-size="9pt" fo:font-style="italic" officeooo:rsid="003fb95c" officeooo:paragraph-rsid="0047ab6b" style:font-size-asian="9pt" style:font-style-asian="italic" style:font-size-complex="9pt" style:font-style-complex="italic"/>
    </style:style>
    <style:style style:name="P14" style:family="paragraph" style:parent-style-name="Standard">
      <style:paragraph-properties fo:text-align="end" style:justify-single-word="false"/>
      <style:text-properties style:font-name="Arial1" fo:font-size="9pt" fo:font-style="italic" officeooo:rsid="003ff224" officeooo:paragraph-rsid="003ff22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Arial1" fo:font-size="9pt" style:font-size-asian="7.84999990463257pt" style:font-size-complex="9pt"/>
    </style:style>
    <style:style style:name="P16" style:family="paragraph" style:parent-style-name="Standard">
      <style:text-properties style:font-name="Arial1" fo:font-size="10.5pt" officeooo:paragraph-rsid="0043d42c" style:font-size-asian="10.5pt" style:font-size-complex="10.5pt"/>
    </style:style>
    <style:style style:name="P17" style:family="paragraph" style:parent-style-name="Standard">
      <style:text-properties style:font-name="Arial1" fo:font-size="10.5pt" officeooo:rsid="0043d42c" officeooo:paragraph-rsid="0043d42c" style:font-size-asian="10.5pt" style:font-size-complex="10.5pt"/>
    </style:style>
    <style:style style:name="P18" style:family="paragraph" style:parent-style-name="Standard" style:master-page-name="Standard">
      <style:paragraph-properties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 style:list-style-name="WW8Num3">
      <style:text-properties style:font-name="Arial1" fo:font-size="10.5pt" fo:font-weight="normal" officeooo:rsid="004fe4bd" officeooo:paragraph-rsid="004fe4bd" style:font-size-asian="10.5pt" style:font-weight-asian="normal" style:font-size-complex="10.5pt" style:font-weight-complex="normal"/>
    </style:style>
    <style:style style:name="P20" style:family="paragraph" style:parent-style-name="Standard" style:list-style-name="WW8Num3">
      <style:text-properties style:font-name="Arial1" fo:font-size="10.5pt" fo:font-weight="normal" officeooo:rsid="004fe4bd" officeooo:paragraph-rsid="00678e55" style:font-size-asian="10.5pt" style:font-weight-asian="normal" style:font-size-complex="10.5pt" style:font-weight-complex="normal"/>
    </style:style>
    <style:style style:name="P21" style:family="paragraph" style:parent-style-name="Standard" style:list-style-name="WW8Num3">
      <style:text-properties style:font-name="Arial1" fo:font-size="10.5pt" fo:font-weight="normal" officeooo:rsid="0043d42c" officeooo:paragraph-rsid="0043d42c" style:font-size-asian="10.5pt" style:font-weight-asian="normal" style:font-size-complex="10.5pt" style:font-weight-complex="normal"/>
    </style:style>
    <style:style style:name="P22" style:family="paragraph" style:parent-style-name="Standard" style:list-style-name="WW8Num3">
      <style:text-properties style:font-name="Arial1" fo:font-size="10.5pt" fo:font-weight="normal" officeooo:rsid="0063736a" officeooo:paragraph-rsid="00678e55" style:font-size-asian="10.5pt" style:font-weight-asian="normal" style:font-size-complex="10.5pt" style:font-weight-complex="normal"/>
    </style:style>
    <style:style style:name="P23" style:family="paragraph" style:parent-style-name="Standard" style:list-style-name="WW8Num3">
      <style:text-properties style:font-name="Arial1" fo:font-size="10.5pt" fo:font-weight="normal" officeooo:rsid="00650bdf" officeooo:paragraph-rsid="00650bdf" style:font-size-asian="10.5pt" style:font-weight-asian="normal" style:font-size-complex="10.5pt" style:font-weight-complex="normal"/>
    </style:style>
    <style:style style:name="P24" style:family="paragraph" style:parent-style-name="Standard" style:list-style-name="WW8Num3">
      <style:text-properties style:font-name="Arial1" fo:font-size="10.5pt" fo:font-weight="normal" officeooo:rsid="00682b36" officeooo:paragraph-rsid="00682b36" style:font-size-asian="10.5pt" style:font-weight-asian="normal" style:font-size-complex="10.5pt" style:font-weight-complex="normal"/>
    </style:style>
    <style:style style:name="P25" style:family="paragraph" style:parent-style-name="Standard" style:list-style-name="WW8Num3">
      <style:text-properties style:font-name="Arial1" fo:font-size="10.5pt" officeooo:rsid="00452841" officeooo:paragraph-rsid="00452841" style:font-size-asian="10.5pt" style:font-size-complex="10.5pt"/>
    </style:style>
    <style:style style:name="P26" style:family="paragraph" style:parent-style-name="Standard" style:list-style-name="WW8Num3">
      <style:text-properties style:font-name="Arial1" fo:font-size="10.5pt" officeooo:rsid="0045fcdb" officeooo:paragraph-rsid="0045fcdb" style:font-size-asian="10.5pt" style:font-size-complex="10.5pt"/>
    </style:style>
    <style:style style:name="P27" style:family="paragraph" style:parent-style-name="Standard" style:list-style-name="WW8Num3">
      <style:text-properties style:font-name="Arial1" fo:font-size="11pt" fo:font-weight="normal" officeooo:paragraph-rsid="004fe4bd" style:font-size-asian="11pt" style:font-weight-asian="normal" style:font-size-complex="11pt" style:font-weight-complex="normal"/>
    </style:style>
    <style:style style:name="P28" style:family="paragraph" style:parent-style-name="Standard" style:list-style-name="WW8Num3">
      <style:text-properties style:font-name="Arial1" fo:font-size="12pt" style:font-size-asian="12pt" style:font-size-complex="12pt"/>
    </style:style>
    <style:style style:name="P29" style:family="paragraph" style:parent-style-name="Standard">
      <style:text-properties style:font-name="Arial1" fo:font-size="12pt" fo:font-weight="bold" officeooo:paragraph-rsid="0047ab6b" style:font-size-asian="10.5pt" style:font-weight-asian="bold" style:font-size-complex="12pt" style:font-weight-complex="bold"/>
    </style:style>
    <style:style style:name="P30" style:family="paragraph" style:parent-style-name="Standard" style:list-style-name="WW8Num3">
      <style:paragraph-properties style:writing-mode="lr-tb"/>
      <style:text-properties style:font-name="Arial1" fo:font-size="10.5pt" fo:font-weight="normal" officeooo:rsid="005a0c80" officeooo:paragraph-rsid="005a0c80" style:font-size-asian="10.5pt" style:font-weight-asian="normal" style:font-size-complex="10.5pt" style:font-weight-complex="normal"/>
    </style:style>
    <style:style style:name="T1" style:family="text">
      <style:text-properties officeooo:rsid="0021780c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italic" officeooo:rsid="0022eac5" style:font-size-asian="9pt" style:font-style-asian="italic" style:font-size-complex="9pt" style:font-style-complex="italic"/>
    </style:style>
    <style:style style:name="T4" style:family="text">
      <style:text-properties style:font-name="Arial1" fo:font-size="9pt" fo:font-style="italic" officeooo:rsid="0043d42c" style:font-size-asian="9pt" style:font-style-asian="italic" style:font-size-complex="9pt" style:font-style-complex="italic"/>
    </style:style>
    <style:style style:name="T5" style:family="text">
      <style:text-properties style:font-name="Arial1" fo:font-size="9pt" fo:font-style="italic" officeooo:rsid="0054cff5" style:font-size-asian="9pt" style:font-style-asian="italic" style:font-size-complex="9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1780c" style:font-style-asian="italic" style:font-style-complex="italic"/>
    </style:style>
    <style:style style:name="T8" style:family="text">
      <style:text-properties officeooo:rsid="0043d42c"/>
    </style:style>
    <style:style style:name="T9" style:family="text">
      <style:text-properties officeooo:rsid="0047ab6b"/>
    </style:style>
    <style:style style:name="T10" style:family="text">
      <style:text-properties officeooo:rsid="0056d19d"/>
    </style:style>
    <style:style style:name="T11" style:family="text">
      <style:text-properties officeooo:rsid="005a35fd"/>
    </style:style>
    <style:style style:name="T12" style:family="text">
      <style:text-properties officeooo:rsid="005e0cd0"/>
    </style:style>
    <style:style style:name="T13" style:family="text">
      <style:text-properties officeooo:rsid="0061cb24"/>
    </style:style>
    <style:style style:name="T14" style:family="text">
      <style:text-properties officeooo:rsid="0063736a"/>
    </style:style>
    <style:style style:name="T15" style:family="text">
      <style:text-properties style:text-position="super 58%" officeooo:rsid="0063736a"/>
    </style:style>
    <style:style style:name="T16" style:family="text">
      <style:text-properties officeooo:rsid="0063fa98"/>
    </style:style>
    <style:style style:name="T17" style:family="text">
      <style:text-properties officeooo:rsid="00650bdf"/>
    </style:style>
    <style:style style:name="T18" style:family="text">
      <style:text-properties officeooo:rsid="006755d2"/>
    </style:style>
    <style:style style:name="T19" style:family="text">
      <style:text-properties officeooo:rsid="00678e55"/>
    </style:style>
    <style:style style:name="T20" style:family="text">
      <style:text-properties officeooo:rsid="006883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">Charlie</text:span><text:span text:style-name="T6"> Abeling</text:span></text:p>
      <text:p text:style-name="P1"><text:a xlink:type="simple" xlink:href="http://chuckfairy.com/" text:style-name="Internet_20_link" text:visited-style-name="Visited_20_Internet_20_Link"><text:span text:style-name="Internet_20_link"><text:span text:style-name="T2">http://ch</text:span></text:span></text:a><text:span text:style-name="Internet_20_link"><text:span text:style-name="T4">arlieabeling.com</text:span></text:span></text:p>
      <text:p text:style-name="P1"><text:span text:style-name="T5">Naperville,</text:span><text:span text:style-name="T3"> IL - </text:span><text:span text:style-name="T2">630-639-9931 – </text:span><text:a xlink:type="simple" xlink:href="mailto:charlieabeling@gmail.com" text:style-name="Internet_20_link" text:visited-style-name="Visited_20_Internet_20_Link"><text:span text:style-name="Internet_20_link"><text:span text:style-name="T2">charlieabeling@gmail.com</text:span></text:span></text:a></text:p>
      <text:p text:style-name="P2">Summary</text:p>
      <text:p text:style-name="P3"><text:tab/></text:p>
      <text:p text:style-name="P17">Results focused Software Engineer with more than four years experience in Web Development</text:p>
      <text:p text:style-name="P16"/>
      <text:p text:style-name="P15"><text:s/></text:p>
      <text:p text:style-name="P2">Experience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ealerEProcess</text:p>
          </table:table-cell>
          <table:table-cell table:style-name="Table1.A1" office:value-type="string">
            <text:p text:style-name="P11"><text:span text:style-name="T16">Lead Full</text:span> <text:span text:style-name="T1">Stack</text:span> Engineer, <text:span text:style-name="T9">March 2018</text:span> – <text:span text:style-name="T12">February 2020</text:span></text:p>
            <text:p text:style-name="P13"><text:a xlink:type="simple" xlink:href="http://webtomed.com/" text:style-name="Internet_20_link" text:visited-style-name="Visited_20_Internet_20_Link">http://</text:a><text:a xlink:type="simple" xlink:href="http://webtomed.com/" text:style-name="Internet_20_link" text:visited-style-name="Visited_20_Internet_20_Link"><text:span text:style-name="T9">dealereprocess</text:span></text:a><text:a xlink:type="simple" xlink:href="http://webtomed.com/" text:style-name="Internet_20_link" text:visited-style-name="Visited_20_Internet_20_Link">.com</text:a></text:p>
          </table:table-cell>
        </table:table-row>
      </table:table>
      <text:list xml:id="list540030728" text:style-name="WW8Num3">
        <text:list-item>
          <text:p text:style-name="P22"><text:span text:style-name="T19">Team lead w</text:span>ork<text:span text:style-name="T19">ing</text:span> directly with <text:span text:style-name="T19">automotive companies</text:span> and managed our communication between teams <text:span text:style-name="T16">on-boarding new manufacturers to our dealership website platform.</text:span></text:p>
        </text:list-item>
        <text:list-item>
          <text:p text:style-name="P20"><text:span text:style-name="T14">3</text:span><text:span text:style-name="T15">rd</text:span><text:span text:style-name="T14"> party i</text:span>ntegrations specialist, <text:span text:style-name="T19">integrations including </text:span>Google Analytics, <text:span text:style-name="T19">AdWords,</text:span> Cox Automotive, <text:span text:style-name="T19">and numerous automotive based frontend plugins like Kelly Blue Book.</text:span></text:p>
        </text:list-item>
        <text:list-item>
          <text:p text:style-name="P24">Managed website compliance given from automotive companies, <text:span text:style-name="T20">ADA compliance,</text:span> and compliances between states and countries</text:p>
        </text:list-item>
        <text:list-item>
          <text:p text:style-name="P19">Created <text:span text:style-name="T17">web </text:span>VR integrations to our vehicle website page<text:span text:style-name="T18">s</text:span> <text:span text:style-name="T17">using manufacturer provided images.</text:span></text:p>
        </text:list-item>
        <text:list-item>
          <text:p text:style-name="P23">Managed our developer documentation wiki and infrastructure using docker, jenkins, and postman.</text:p>
        </text:list-item>
        <text:list-item>
          <text:p text:style-name="P19"><text:span text:style-name="T11">R</text:span>efactored our PHP codebase to PHP7 including tests as we migrated away from CodeIgnitor as our base framework into Laravel and Symfony Flex.</text:p>
          <text:p text:style-name="P27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WebToMed LLC</text:p>
          </table:table-cell>
          <table:table-cell table:style-name="Table2.A1" office:value-type="string">
            <text:p text:style-name="P9"><text:span text:style-name="T1">Full</text:span> <text:span text:style-name="T1">Stack</text:span> Engineer, <text:span text:style-name="T1">September</text:span> 201<text:span text:style-name="T1">6</text:span> – <text:span text:style-name="T8">August 2017</text:span></text:p>
            <text:p text:style-name="P12"><text:a xlink:type="simple" xlink:href="http://webtomed.com/" text:style-name="Internet_20_link" text:visited-style-name="Visited_20_Internet_20_Link">http://webtomed.com</text:a></text:p>
          </table:table-cell>
        </table:table-row>
      </table:table>
      <text:list xml:id="list140520406622019" text:continue-numbering="true" text:style-name="WW8Num3">
        <text:list-item>
          <text:p text:style-name="P21">Developed websites and applications for doctors and medical associations with medical compliance like HIPAA and e-commerce compliance like PCI’s.</text:p>
        </text:list-item>
        <text:list-item>
          <text:p text:style-name="P21">Maintained and enhanced propriety SAAS based marketing products and site development software on our LAMP stack. Radically refactored older PHP code to new standards and language versions.</text:p>
        </text:list-item>
        <text:list-item>
          <text:p text:style-name="P30">Implemented new unit tests across application to improve code quality and deployment process</text:p>
        </text:list-item>
        <text:list-item>
          <text:p text:style-name="P21">Ability to launch new sites and databases on our in house servers. Including load balancing, and connecting to Amazon S3 servers.</text:p>
        </text:list-item>
        <text:list-item>
          <text:p text:style-name="P21">Developed payment integrations for our E-commerce medical client sites using Authorize.net, NMI, and PayPal.</text:p>
        </text:list-item>
      </text:list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ynergy Marketing Partners <text:span text:style-name="T1">LLC</text:span></text:p>
          </table:table-cell>
          <table:table-cell table:style-name="Table3.A1" office:value-type="string">
            <text:p text:style-name="P9">Software Engineer, March 2015 – <text:span text:style-name="T1">September 2016</text:span></text:p>
            <text:p text:style-name="P12"><text:a xlink:type="simple" xlink:href="http://synmp.com/" text:style-name="Internet_20_link" text:visited-style-name="Visited_20_Internet_20_Link">http://synmp.com</text:a></text:p>
          </table:table-cell>
        </table:table-row>
      </table:table>
      <text:list xml:id="list140520341120665" text:continue-numbering="true" text:style-name="WW8Num3">
        <text:list-item>
          <text:p text:style-name="P25">Key employee for our small team and saw the development and growth of the company in the car</text:p>
          <text:p text:style-name="P25"><text:s/>industry. Created consumer sites and sweepstakes pages for General Motors companies.</text:p>
        </text:list-item>
        <text:list-item>
          <text:p text:style-name="P25">Lead our proprietary SAAS data reporting platform for our consumer facing sites. Created our web <text:span text:style-name="T13">analytics</text:span> integration for consumer facing sites using Adobe Omniture.</text:p>
        </text:list-item>
        <text:list-item>
          <text:p text:style-name="P25">Created 2 3D WebGL games for our client ACDelco for their “Garage” sweepstakes platform <text:a xlink:type="simple" xlink:href="https://acdelcogarage.com/" text:style-name="Internet_20_link" text:visited-style-name="Visited_20_Internet_20_Link">https://acdelcogarage.com</text:a> <text:span text:style-name="T17">(defunct now)</text:span>.</text:p>
        </text:list-item>
        <text:list-item>
          <text:p text:style-name="P25">Built our internal team management system and staff hiring web portal.</text:p>
        </text:list-item>
        <text:list-item>
          <text:p text:style-name="P25">Created CRM data reports for our clients in outputs such as CSV, XLSX, DOC, PDF, and images.</text:p>
          <text:p text:style-name="P28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Lincoln Music Publications</text:p>
          </table:table-cell>
          <table:table-cell table:style-name="Table4.A1" office:value-type="string">
            <text:p text:style-name="P10">Webmaster, 2014 – Current</text:p>
            <text:p text:style-name="P14"><text:a xlink:type="simple" xlink:href="http://lincolnmusicpublications.com/" text:style-name="Internet_20_link" text:visited-style-name="Visited_20_Internet_20_Link">https//lincolnmusicpublications.com</text:a></text:p>
          </table:table-cell>
        </table:table-row>
      </table:table>
      <text:list xml:id="list140521370984069" text:continue-numbering="true" text:style-name="WW8Num3">
        <text:list-item>
          <text:p text:style-name="P26">Creator and maintainer of the site on a LAMP stack. Lincoln Music Publications is an e commerce platform to buy digital sheet music arrangements <text:span text:style-name="T10">that me and my father write for and run</text:span>. This includes an administrator CMS to manage and <text:span text:style-name="T16">upload</text:span> musical pieces to sell, <text:span text:style-name="T10">payment integration with Authorize.net and Paypal, and SEO management and PPC with Google Analytic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Arial" svg:font-family="Arial" style:font-family-generic="swiss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pitch="variable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pitch="variable" fo:font-size="12pt" style:font-size-asian="12pt" style:font-name-complex="OpenSymbol1" style:font-family-complex="OpenSymbol, 'Arial Unicode MS'" style:font-charset-complex="x-symbol" style:font-size-complex="12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/>
    <style:style style:name="Bullet_20_Symbols" style:display-name="Bullet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Abeling</meta:initial-creator>
    <meta:creation-date>2016-07-27T19:49:00</meta:creation-date>
    <dc:date>2020-03-09T14:04:49.536335653</dc:date>
    <meta:editing-cycles>65</meta:editing-cycles>
    <meta:editing-duration>PT4H6M10S</meta:editing-duration>
    <meta:generator>LibreOffice/6.0.7.3$Linux_X86_64 LibreOffice_project/00m0$Build-3</meta:generator>
    <meta:document-statistic meta:table-count="4" meta:image-count="0" meta:object-count="0" meta:page-count="1" meta:paragraph-count="40" meta:word-count="438" meta:character-count="3012" meta:non-whitespace-character-count="2622"/>
  </office:meta>
</office:document-meta>
</file>